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2" table:number-rows-repeated="10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49])" office:value-type="float" office:value="178">
            <text:p>178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178">
            <text:p>178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329">
            <text:p>3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15/03/2012</text:date>, <text:time>18:21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15T18:21:06</dc:date>
    <meta:editing-duration>PT52M41S</meta:editing-duration>
    <meta:editing-cycles>69</meta:editing-cycles>
    <meta:generator>LibreOffice/3.4$Unix LibreOffice_project/340m1$Build-302</meta:generator>
    <meta:document-statistic meta:table-count="5" meta:cell-count="200" meta:object-count="0"/>
  </office:meta>
</office:document-meta>
</file>